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8400000143662A3212.eps" manifest:media-type=""/>
  <manifest:file-entry manifest:full-path="Pictures/20000001000002F1000000FA38A30901.svm" manifest:media-type=""/>
  <manifest:file-entry manifest:full-path="Pictures/200000010000017D00000142CF7A6707.svm" manifest:media-type=""/>
  <manifest:file-entry manifest:full-path="Pictures/2000000100000233000000F6398030D8.svm" manifest:media-type=""/>
  <manifest:file-entry manifest:full-path="Pictures/20000001000001E2000000FA80285BC8.svm" manifest:media-type=""/>
  <manifest:file-entry manifest:full-path="Pictures/2000000100000099000000F23ECEBF7C.svm" manifest:media-type=""/>
  <manifest:file-entry manifest:full-path="Pictures/20000001000003F6000000FA8183417A.svm" manifest:media-type=""/>
  <manifest:file-entry manifest:full-path="Pictures/20000001000003F6000000FAA4F1CD45.svm" manifest:media-type=""/>
  <manifest:file-entry manifest:full-path="Pictures/2000000100000851000001319B76FD63.svm" manifest:media-type=""/>
  <manifest:file-entry manifest:full-path="Pictures/200000010000018500000142AEA88071.svm" manifest:media-type=""/>
  <manifest:file-entry manifest:full-path="Pictures/20000001000001CD0000012DBE74C9DE.svm" manifest:media-type=""/>
  <manifest:file-entry manifest:full-path="Pictures/20000001000002F1000000FA54E021B8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153000000F286D453A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0.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2 \alpha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V_{CC}-2 \alpha I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TexMathsArgs="12§display§\SI{-0.7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\SI{-0.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\SI{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\SI{+0.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8cm" svg:height="4.063cm" svg:x="7.387cm" svg:y="0.7cm">
          <draw:image xlink:href="Pictures/200000020000018400000143662A3212.eps" xlink:type="simple" xlink:show="embed" xlink:actuate="onLoad">
            <text:p/>
          </draw:image>
        </draw:frame>
        <draw:frame draw:style-name="gr1" draw:text-style-name="P1" draw:layer="layout" svg:width="4.88cm" svg:height="4.063cm" svg:x="1.099cm" svg:y="0.613cm">
          <draw:image xlink:href="Pictures/200000020000018400000143662A3212.eps" xlink:type="simple" xlink:show="embed" xlink:actuate="onLoad">
            <text:p/>
          </draw:image>
        </draw:frame>
        <draw:frame draw:style-name="gr2" draw:text-style-name="P1" draw:layer="layout" svg:width="0.456cm" svg:height="0.385cm" svg:x="9.043cm" svg:y="2.454cm">
          <draw:image xlink:href="Pictures/200000010000017D00000142CF7A6707.svm" xlink:type="simple" xlink:show="embed" xlink:actuate="onLoad">
            <text:p/>
          </draw:image>
        </draw:frame>
        <draw:frame draw:style-name="gr3" draw:text-style-name="P1" draw:layer="layout" svg:width="0.466cm" svg:height="0.385cm" svg:x="10.159cm" svg:y="2.454cm">
          <draw:image xlink:href="Pictures/200000010000018500000142AEA88071.svm" xlink:type="simple" xlink:show="embed" xlink:actuate="onLoad">
            <text:p/>
          </draw:image>
        </draw:frame>
        <draw:line draw:style-name="gr4" draw:text-style-name="P1" draw:layer="layout" svg:x1="8.691cm" svg:y1="1.114cm" svg:x2="8.691cm" svg:y2="1.503cm">
          <text:p/>
        </draw:line>
        <draw:line draw:style-name="gr4" draw:text-style-name="P1" draw:layer="layout" svg:x1="10.989cm" svg:y1="1.114cm" svg:x2="10.989cm" svg:y2="1.503cm">
          <text:p/>
        </draw:line>
        <draw:frame draw:style-name="gr5" draw:text-style-name="P1" draw:layer="layout" svg:width="0.552cm" svg:height="0.36cm" svg:x="9.118cm" svg:y="1.32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6cm" svg:x="9.987cm" svg:y="1.32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739cm" svg:height="0.365cm" svg:x="8.605cm" svg:y="0.458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739cm" svg:height="0.365cm" svg:x="10.294cm" svg:y="0.458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745cm" svg:height="0.36cm" svg:x="9.45cm" svg:y="4.758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1" draw:layer="layout" svg:width="0.406cm" svg:height="0.289cm" svg:x="10.144cm" svg:y="3.908cm">
          <draw:image xlink:href="Pictures/2000000100000153000000F286D453A3.svm" xlink:type="simple" xlink:show="embed" xlink:actuate="onLoad">
            <text:p/>
          </draw:image>
        </draw:frame>
        <draw:frame draw:style-name="gr9" draw:text-style-name="P1" draw:layer="layout" svg:width="0.902cm" svg:height="0.299cm" svg:x="9.429cm" svg:y="3.201cm">
          <draw:image xlink:href="Pictures/20000001000002F1000000FA38A30901.svm" xlink:type="simple" xlink:show="embed" xlink:actuate="onLoad">
            <text:p/>
          </draw:image>
        </draw:frame>
        <draw:frame draw:style-name="gr10" draw:text-style-name="P1" draw:layer="layout" svg:width="0.182cm" svg:height="0.289cm" svg:x="11.144cm" svg:y="1.164cm">
          <draw:image xlink:href="Pictures/2000000100000099000000F23ECEBF7C.svm" xlink:type="simple" xlink:show="embed" xlink:actuate="onLoad">
            <text:p/>
          </draw:image>
        </draw:frame>
        <draw:frame draw:style-name="gr11" draw:text-style-name="P1" draw:layer="layout" svg:width="0.674cm" svg:height="0.294cm" svg:x="7.914cm" svg:y="1.161cm">
          <draw:image xlink:href="Pictures/2000000100000233000000F6398030D8.svm" xlink:type="simple" xlink:show="embed" xlink:actuate="onLoad">
            <text:p/>
          </draw:image>
        </draw:frame>
        <draw:frame draw:style-name="gr2" draw:text-style-name="P1" draw:layer="layout" svg:width="0.456cm" svg:height="0.385cm" svg:x="2.769cm" svg:y="2.325cm">
          <draw:image xlink:href="Pictures/200000010000017D00000142CF7A6707.svm" xlink:type="simple" xlink:show="embed" xlink:actuate="onLoad">
            <text:p/>
          </draw:image>
        </draw:frame>
        <draw:line draw:style-name="gr4" draw:text-style-name="P1" draw:layer="layout" svg:x1="2.412cm" svg:y1="0.976cm" svg:x2="2.412cm" svg:y2="1.365cm">
          <text:p/>
        </draw:line>
        <draw:line draw:style-name="gr4" draw:text-style-name="P1" draw:layer="layout" svg:x1="4.72cm" svg:y1="0.976cm" svg:x2="4.72cm" svg:y2="1.365cm">
          <text:p/>
        </draw:line>
        <draw:frame draw:style-name="gr5" draw:text-style-name="P1" draw:layer="layout" svg:width="0.552cm" svg:height="0.36cm" svg:x="2.846cm" svg:y="1.197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6cm" svg:x="3.717cm" svg:y="1.197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739cm" svg:height="0.365cm" svg:x="2.356cm" svg:y="0.34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739cm" svg:height="0.365cm" svg:x="4.038cm" svg:y="0.324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745cm" svg:height="0.36cm" svg:x="3.197cm" svg:y="4.725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1" draw:layer="layout" svg:width="0.406cm" svg:height="0.289cm" svg:x="3.891cm" svg:y="3.832cm">
          <draw:image xlink:href="Pictures/2000000100000153000000F286D453A3.svm" xlink:type="simple" xlink:show="embed" xlink:actuate="onLoad">
            <text:p/>
          </draw:image>
        </draw:frame>
        <draw:frame draw:style-name="gr10" draw:text-style-name="P1" draw:layer="layout" svg:width="0.182cm" svg:height="0.289cm" svg:x="2.058cm" svg:y="1.026cm">
          <draw:image xlink:href="Pictures/2000000100000099000000F23ECEBF7C.svm" xlink:type="simple" xlink:show="embed" xlink:actuate="onLoad">
            <text:p/>
          </draw:image>
        </draw:frame>
        <draw:frame draw:style-name="gr11" draw:text-style-name="P1" draw:layer="layout" svg:width="0.674cm" svg:height="0.294cm" svg:x="4.855cm" svg:y="1.023cm">
          <draw:image xlink:href="Pictures/2000000100000233000000F6398030D8.svm" xlink:type="simple" xlink:show="embed" xlink:actuate="onLoad">
            <text:p/>
          </draw:image>
        </draw:frame>
        <draw:frame draw:style-name="gr3" draw:text-style-name="P1" draw:layer="layout" svg:width="0.466cm" svg:height="0.385cm" svg:x="3.896cm" svg:y="2.325cm">
          <draw:image xlink:href="Pictures/200000010000018500000142AEA88071.svm" xlink:type="simple" xlink:show="embed" xlink:actuate="onLoad">
            <text:p/>
          </draw:image>
        </draw:frame>
        <draw:frame draw:style-name="gr12" draw:text-style-name="P1" draw:layer="layout" svg:width="2.128cm" svg:height="0.304cm" svg:x="4.931cm" svg:y="1.539cm">
          <draw:image xlink:href="Pictures/2000000100000851000001319B76FD63.svm" xlink:type="simple" xlink:show="embed" xlink:actuate="onLoad">
            <text:p/>
          </draw:image>
        </draw:frame>
        <draw:frame draw:style-name="gr12" draw:text-style-name="P1" draw:layer="layout" svg:width="2.128cm" svg:height="0.304cm" svg:x="6.459cm" svg:y="1.938cm">
          <draw:image xlink:href="Pictures/2000000100000851000001319B76FD63.svm" xlink:type="simple" xlink:show="embed" xlink:actuate="onLoad">
            <text:p/>
          </draw:image>
        </draw:frame>
        <draw:frame draw:style-name="gr13" draw:text-style-name="P2" draw:layer="layout" svg:width="0.937cm" svg:height="0.911cm" svg:x="11.548cm" svg:y="4.082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13" draw:text-style-name="P2" draw:layer="layout" svg:width="1.2cm" svg:height="0.911cm" svg:x="0.644cm" svg:y="4.082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14" draw:text-style-name="P1" draw:layer="layout" svg:width="1.216cm" svg:height="0.299cm" svg:x="2.944cm" svg:y="3.157cm">
          <draw:image xlink:href="Pictures/20000001000003F6000000FAA4F1CD45.svm" xlink:type="simple" xlink:show="embed" xlink:actuate="onLoad">
            <text:p/>
          </draw:image>
        </draw:frame>
        <draw:frame draw:style-name="gr15" draw:text-style-name="P1" draw:layer="layout" svg:width="1.013cm" svg:height="0.249cm" svg:x="0.191cm" svg:y="3.038cm">
          <draw:image xlink:href="Pictures/20000001000003F6000000FA8183417A.svm" xlink:type="simple" xlink:show="embed" xlink:actuate="onLoad">
            <text:p/>
          </draw:image>
        </draw:frame>
        <draw:frame draw:style-name="gr16" draw:text-style-name="P1" draw:layer="layout" svg:width="0.481cm" svg:height="0.249cm" svg:x="5.937cm" svg:y="3.038cm">
          <draw:image xlink:href="Pictures/20000001000001E2000000FA80285BC8.svm" xlink:type="simple" xlink:show="embed" xlink:actuate="onLoad">
            <text:p/>
          </draw:image>
        </draw:frame>
        <draw:frame draw:style-name="gr17" draw:text-style-name="P1" draw:layer="layout" svg:width="0.752cm" svg:height="0.249cm" svg:x="6.747cm" svg:y="3.324cm">
          <draw:image xlink:href="Pictures/20000001000002F1000000FA54E021B8.svm" xlink:type="simple" xlink:show="embed" xlink:actuate="onLoad">
            <text:p/>
          </draw:image>
        </draw:frame>
        <draw:frame draw:style-name="gr16" draw:text-style-name="P1" draw:layer="layout" svg:width="0.481cm" svg:height="0.249cm" svg:x="12.242cm" svg:y="3.239cm">
          <draw:image xlink:href="Pictures/20000001000001E2000000FA80285BC8.svm" xlink:type="simple" xlink:show="embed" xlink:actuate="onLoad">
            <text:p/>
          </draw:image>
        </draw:frame>
        <draw:frame draw:style-name="gr18" draw:text-style-name="P1" draw:layer="layout" svg:width="0.616cm" svg:height="0.304cm" svg:x="1.624cm" svg:y="1.509cm">
          <draw:image xlink:href="Pictures/20000001000002690000013145689BC3.svm" xlink:type="simple" xlink:show="embed" xlink:actuate="onLoad">
            <text:p/>
          </draw:image>
        </draw:frame>
        <draw:frame draw:style-name="gr18" draw:text-style-name="P1" draw:layer="layout" svg:width="0.616cm" svg:height="0.304cm" svg:x="11.262cm" svg:y="1.919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29T11:00:10</dc:date>
    <dc:creator>kkk </dc:creator>
    <meta:editing-duration>PT1H15M29S</meta:editing-duration>
    <meta:editing-cycles>16</meta:editing-cycles>
    <meta:generator>LibreOffice/3.3$Linux LibreOffice_project/330m19$Build-401</meta:generator>
    <meta:document-statistic meta:object-count="38"/>
  </office:meta>
</office:document-meta>
</file>